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bac" officeooo:paragraph-rsid="001b1b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:</text:p>
      <text:p text:style-name="P1"/>
      <text:p text:style-name="P1">Q2:</text:p>
      <text:p text:style-name="P1"><text:a xlink:type="simple" xlink:href="https://github.com/Carciax/EEE3088F-Project-CKR/blob/main/Documentation/12-Code%20and%20Technical%20Documentation/code%20reference.txt" text:style-name="Internet_20_link" text:visited-style-name="Visited_20_Internet_20_Link">https://github.com/Carciax/EEE3088F-Project-CKR/blob/main/Documentation/12-Code%20and%20Technical%20Documentation/code%20reference.txt</text:a></text:p>
      <text:p text:style-name="P1"/>
      <text:p text:style-name="P1">Q3:</text:p>
      <text:p text:style-name="P1"><text:a xlink:type="simple" xlink:href="https://github.com/Carciax/EEE3088F-Project-CKR/blob/main/README.md" text:style-name="Internet_20_link" text:visited-style-name="Visited_20_Internet_20_Link">https://github.com/Carciax/EEE3088F-Project-CKR/blob/main/README.md</text:a></text:p>
      <text:p text:style-name="P1"/>
      <text:p text:style-name="P1">Q4:</text:p>
      <text:p text:style-name="P1"><text:a xlink:type="simple" xlink:href="https://github.com/Carciax/EEE3088F-Project-CKR/blob/main/CONTRIBUTING.md" text:style-name="Internet_20_link" text:visited-style-name="Visited_20_Internet_20_Link">https://github.com/Carciax/EEE3088F-Project-CKR/blob/main/CONTRIBUTING.md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22:32:26.418915371</meta:creation-date>
    <meta:generator>LibreOffice/7.3.7.2$Linux_X86_64 LibreOffice_project/30$Build-2</meta:generator>
    <dc:date>2023-05-14T22:34:04.758955727</dc:date>
    <meta:editing-duration>PT1M39S</meta:editing-duration>
    <meta:editing-cycles>1</meta:editing-cycles>
    <meta:document-statistic meta:table-count="0" meta:image-count="0" meta:object-count="0" meta:page-count="1" meta:paragraph-count="7" meta:word-count="7" meta:character-count="286" meta:non-whitespace-character-count="286"/>
  </office:meta>
</office:document-meta>
</file>